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8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6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28.80pt" fo:text-indent="-28.80pt" fo:margin-top="12.00pt" fo:margin-bottom="6.00pt"/>
    </style:style>
    <style:style style:name="P2" style:family="paragraph">
      <style:paragraph-properties fo:line-height="100.00%" fo:text-align="left" fo:margin-bottom="6.00pt"/>
    </style:style>
    <text:list-style style:name="L3">
      <text:list-level-style-bullet text:level="1" text:bullet-char="•">
        <style:list-level-properties text:space-before="21.2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3.85pt" fo:text-indent="3.85pt">
        <style:tab-stops>
          <style:tab-stop style:position="35.35pt"/>
        </style:tab-stops>
      </style:paragraph-properties>
    </style:style>
    <style:style style:name="P4" style:family="paragraph">
      <style:paragraph-properties fo:line-height="100.00%" fo:text-align="left" fo:margin-left="-3.85pt" fo:text-indent="3.85pt" fo:margin-bottom="6.00pt">
        <style:tab-stops>
          <style:tab-stop style:position="35.35pt"/>
        </style:tab-stops>
      </style:paragraph-properties>
    </style:style>
    <style:style style:name="P5" style:family="paragraph">
      <style:paragraph-properties fo:line-height="100.00%" fo:text-align="left" fo:margin-left="36.00pt" fo:text-indent="0.00pt" fo:margin-bottom="6.00pt">
        <style:tab-stops>
          <style:tab-stop style:position="34.70pt"/>
        </style:tab-stops>
      </style:paragraph-properties>
    </style:style>
    <text:list-style style:name="L6">
      <text:list-level-style-number text:level="1" style:num-suffix="." style:num-format="i">
        <style:list-level-properties text:space-before="21.20pt" text:min-label-width="18.00pt"/>
      </text:list-level-style-number>
    </text:list-style>
    <style:style style:name="P6" style:family="paragraph">
      <style:paragraph-properties fo:line-height="100.00%" fo:text-align="left" fo:margin-left="-3.85pt" fo:text-indent="3.85pt" fo:margin-bottom="6.00pt">
        <style:tab-stops>
          <style:tab-stop style:position="35.35pt"/>
        </style:tab-stops>
      </style:paragraph-properties>
    </style:style>
    <style:style style:name="P7" style:family="paragraph">
      <style:paragraph-properties fo:line-height="100.00%" fo:text-align="left" fo:margin-left="35.35pt" fo:text-indent="-14.15pt" fo:margin-bottom="6.00pt">
        <style:tab-stops>
          <style:tab-stop style:position="35.35pt"/>
        </style:tab-stops>
      </style:paragraph-properties>
    </style:style>
    <style:style style:name="P8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/><text:tab/></text:span><text:span text:style-name="T2">Relational Model</text:span></text:p>
      <text:p text:style-name="P2"><text:span text:style-name="T3">primary key</text:span><text:span text:style-name="T4"><text:s/></text:span><text:span text:style-name="T5">foreign key</text:span></text:p>
      <text:p text:style-name="P2"><text:span text:style-name="T5"><text:tab/></text:span><text:span text:style-name="T6">Entities:</text:span><text:span text:style-name="T7"/></text:p>
      <text:list text:style-name="L3">
        <text:list-item>
          <text:p text:style-name="P3"><text:span text:style-name="T7">teacher (</text:span><text:span text:style-name="T8">ID:int</text:span><text:span text:style-name="T9">, master_department:varchar(32)) </text:span></text:p>
        </text:list-item>
        <text:list-item>
          <text:p text:style-name="P3"><text:span text:style-name="T9">department (</text:span><text:span text:style-name="T10">name:varchar(32)</text:span><text:span text:style-name="T11">, head_of_department:varchar(32), factor_for_teaching_group:int)</text:span></text:p>
        </text:list-item>
        <text:list-item>
          <text:p text:style-name="P3"><text:span text:style-name="T11">curriculum (</text:span><text:span text:style-name="T12">year:date, class:varchar(32)</text:span><text:span text:style-name="T13">)</text:span></text:p>
        </text:list-item>
        <text:list-item>
          <text:p text:style-name="P3"><text:span text:style-name="T13">form_of_education (</text:span><text:span text:style-name="T14">name:varchar(32)</text:span><text:span text:style-name="T15">) </text:span></text:p>
        </text:list-item>
        <text:list-item>
          <text:p text:style-name="P3"><text:span text:style-name="T15">subject (</text:span><text:span text:style-name="T16">name:varchar(32)</text:span><text:span text:style-name="T17">,<text:s/></text:span><text:span text:style-name="T18">year:date</text:span><text:span text:style-name="T19">, extent:varchar(32), teaching_group:char, nr_lessons:int ) </text:span></text:p>
        </text:list-item>
        <text:list-item>
          <text:p text:style-name="P3"><text:span text:style-name="T19">student (</text:span><text:span text:style-name="T20">ID:int</text:span><text:span text:style-name="T21">, function:varchar(32), is_selfentitled:boolean, semester_mark;char, year_mark:char, class_leader:boolean) </text:span></text:p>
        </text:list-item>
        <text:list-item>
          <text:p text:style-name="P3"><text:span text:style-name="T21">parent (</text:span><text:span text:style-name="T22">ID:int</text:span><text:span text:style-name="T23">, nr_of_kids_in_this_school:char) </text:span></text:p>
        </text:list-item>
        <text:list-item>
          <text:p text:style-name="P3"><text:span text:style-name="T23">class (</text:span><text:span text:style-name="T24">name:varchar(8)</text:span><text:span text:style-name="T25">,<text:s/></text:span><text:span text:style-name="T26">year:date</text:span><text:span text:style-name="T27">)</text:span></text:p>
        </text:list-item>
        <text:list-item>
          <text:p text:style-name="P4"><text:span text:style-name="T27">personal_info (ID:int, name:varchar(32), adress:varchar(32), phone_number:int, birthdate:date, bank_info:varchar(32), etc)</text:span></text:p>
        </text:list-item>
      </text:list>
      <text:p text:style-name="P5"><text:span text:style-name="T28">Relations:</text:span></text:p>
      <text:list text:style-name="L6">
        <text:list-item>
          <text:p text:style-name="P6"><text:span text:style-name="T29">teaches: (</text:span><text:span text:style-name="T30">teacher:ID, Subject:name</text:span><text:span text:style-name="T31">, Value-units:int, factor_for_teaching_groups:int)</text:span></text:p>
        </text:list-item>
      </text:list>
      <text:p text:style-name="P7"><text:span text:style-name="T31"/></text:p>
      <text:p text:style-name="P7"><text:span text:style-name="T31"/></text:p>
      <text:p text:style-name="P7"><text:span text:style-name="T31"/></text:p>
      <text:p text:style-name="P7"><text:span text:style-name="T31"/></text:p>
      <text:p text:style-name="P8"><text:span text:style-name="T3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